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fo:font-size="14pt" officeooo:rsid="003201e5" officeooo:paragraph-rsid="0015778f" style:font-size-asian="14pt" style:font-size-complex="14pt"/>
    </style:style>
    <style:style style:name="P3" style:family="paragraph" style:parent-style-name="Text_20_body">
      <style:text-properties fo:font-size="14pt" officeooo:rsid="00342445" officeooo:paragraph-rsid="00206a72" style:font-size-asian="14pt" style:font-size-complex="14pt"/>
    </style:style>
    <style:style style:name="P4" style:family="paragraph" style:parent-style-name="Text_20_body">
      <style:text-properties fo:font-size="14pt" officeooo:rsid="00360b3c" officeooo:paragraph-rsid="0015778f" style:font-size-asian="14pt" style:font-size-complex="14pt"/>
    </style:style>
    <style:style style:name="P5" style:family="paragraph" style:parent-style-name="Text_20_body">
      <style:text-properties fo:font-size="14pt" officeooo:rsid="003a1b9e" officeooo:paragraph-rsid="0015778f" style:font-size-asian="14pt" style:font-size-complex="14pt"/>
    </style:style>
    <style:style style:name="P6" style:family="paragraph" style:parent-style-name="Text_20_body">
      <style:text-properties fo:font-size="14pt" officeooo:rsid="003a1b9e" officeooo:paragraph-rsid="0025e152" style:font-size-asian="14pt" style:font-size-complex="14pt"/>
    </style:style>
    <style:style style:name="P7" style:family="paragraph" style:parent-style-name="Text_20_body">
      <style:text-properties fo:font-size="14pt" officeooo:rsid="00206a72" officeooo:paragraph-rsid="0025e152" style:font-size-asian="14pt" style:font-size-complex="14pt"/>
    </style:style>
    <style:style style:name="P8" style:family="paragraph" style:parent-style-name="Text_20_body">
      <style:text-properties fo:font-size="14pt" officeooo:rsid="002a9bb9" officeooo:paragraph-rsid="002954da" style:font-size-asian="14pt" style:font-size-complex="14pt"/>
    </style:style>
    <style:style style:name="P9" style:family="paragraph" style:parent-style-name="Text_20_body">
      <style:text-properties fo:font-size="14pt" officeooo:paragraph-rsid="0021195f" style:font-size-asian="14pt" style:font-size-complex="14pt"/>
    </style:style>
    <style:style style:name="P10" style:family="paragraph" style:parent-style-name="Text_20_body">
      <style:text-properties fo:font-size="14pt" officeooo:rsid="0034a07b" officeooo:paragraph-rsid="0034a07b" style:font-size-asian="14pt" style:font-size-complex="14pt"/>
    </style:style>
    <style:style style:name="P11" style:family="paragraph" style:parent-style-name="Text_20_body">
      <style:text-properties fo:font-size="14pt" officeooo:paragraph-rsid="0017336d" style:font-size-asian="14pt" style:font-size-complex="14pt"/>
    </style:style>
    <style:style style:name="P12" style:family="paragraph" style:parent-style-name="Text_20_body">
      <style:text-properties fo:font-size="14pt" officeooo:rsid="004bea32" officeooo:paragraph-rsid="00393fe4" style:font-size-asian="14pt" style:font-size-complex="14pt"/>
    </style:style>
    <style:style style:name="P13" style:family="paragraph" style:parent-style-name="Text_20_body">
      <style:text-properties fo:font-size="14pt" officeooo:rsid="004d48a5" officeooo:paragraph-rsid="0017336d" style:font-size-asian="14pt" style:font-size-complex="14pt"/>
    </style:style>
    <style:style style:name="P14" style:family="paragraph" style:parent-style-name="Text_20_body">
      <style:text-properties fo:font-size="14pt" officeooo:rsid="004f2601" officeooo:paragraph-rsid="0017336d" style:font-size-asian="14pt" style:font-size-complex="14pt"/>
    </style:style>
    <style:style style:name="P15" style:family="paragraph" style:parent-style-name="Text_20_body">
      <style:text-properties fo:font-size="14pt" officeooo:rsid="004f9fc0" officeooo:paragraph-rsid="0017336d" style:font-size-asian="14pt" style:font-size-complex="14pt"/>
    </style:style>
    <style:style style:name="P16" style:family="paragraph" style:parent-style-name="Text_20_body">
      <style:text-properties fo:font-size="14pt" officeooo:rsid="005eb251" officeooo:paragraph-rsid="0017336d" style:font-size-asian="14pt" style:font-size-complex="14pt"/>
    </style:style>
    <style:style style:name="P17" style:family="paragraph" style:parent-style-name="Text_20_body">
      <style:text-properties fo:font-size="14pt" officeooo:rsid="00524dc1" officeooo:paragraph-rsid="0017336d" style:font-size-asian="14pt" style:font-size-complex="14pt"/>
    </style:style>
    <style:style style:name="P18" style:family="paragraph" style:parent-style-name="Text_20_body">
      <style:text-properties fo:font-size="14pt" officeooo:rsid="005fbb7f" officeooo:paragraph-rsid="0017336d" style:font-size-asian="14pt" style:font-size-complex="14pt"/>
    </style:style>
    <style:style style:name="P19" style:family="paragraph" style:parent-style-name="Text_20_body">
      <style:text-properties fo:font-size="14pt" officeooo:rsid="00615b1b" officeooo:paragraph-rsid="0017336d" style:font-size-asian="14pt" style:font-size-complex="14pt"/>
    </style:style>
    <style:style style:name="P20" style:family="paragraph" style:parent-style-name="Text_20_body">
      <style:text-properties fo:font-size="14pt" officeooo:rsid="0061fc25" officeooo:paragraph-rsid="0017336d" style:font-size-asian="14pt" style:font-size-complex="14pt"/>
    </style:style>
    <style:style style:name="P21" style:family="paragraph" style:parent-style-name="Text_20_body">
      <style:text-properties fo:font-size="14pt" officeooo:rsid="00702eb4" officeooo:paragraph-rsid="0017336d" style:font-size-asian="14pt" style:font-size-complex="14pt"/>
    </style:style>
    <style:style style:name="P22" style:family="paragraph" style:parent-style-name="Text_20_body">
      <style:text-properties fo:font-size="14pt" officeooo:rsid="00087287" officeooo:paragraph-rsid="004cc3a4" style:font-size-asian="14pt" style:font-size-complex="14pt"/>
    </style:style>
    <style:style style:name="P23" style:family="paragraph" style:parent-style-name="Text_20_body">
      <style:text-properties fo:font-size="14pt" officeooo:rsid="0025e152" officeooo:paragraph-rsid="0025e152" fo:background-color="transparent" style:font-size-asian="14pt" style:font-size-complex="14pt"/>
    </style:style>
    <style:style style:name="P24" style:family="paragraph" style:parent-style-name="Text_20_body">
      <style:text-properties fo:font-size="14pt" officeooo:rsid="0027c367" officeooo:paragraph-rsid="0027c367" fo:background-color="transparent" style:font-size-asian="14pt" style:font-size-complex="14pt"/>
    </style:style>
    <style:style style:name="P25" style:family="paragraph" style:parent-style-name="Text_20_body">
      <style:text-properties fo:font-size="14pt" fo:font-weight="bold" officeooo:rsid="00206a72" officeooo:paragraph-rsid="00206a72" style:font-size-asian="14pt" style:font-weight-asian="bold" style:font-size-complex="14pt" style:font-weight-complex="bold"/>
    </style:style>
    <style:style style:name="P26" style:family="paragraph" style:parent-style-name="Text_20_body">
      <style:text-properties fo:font-size="14pt" fo:font-weight="bold" officeooo:rsid="0025e152" officeooo:paragraph-rsid="0025e152" style:font-size-asian="14pt" style:font-weight-asian="bold" style:font-size-complex="14pt" style:font-weight-complex="bold"/>
    </style:style>
    <style:style style:name="P27" style:family="paragraph" style:parent-style-name="Text_20_body">
      <style:text-properties fo:font-size="14pt" fo:font-weight="bold" officeooo:rsid="0022f0e7" officeooo:paragraph-rsid="0022f0e7" style:font-size-asian="14pt" style:font-weight-asian="bold" style:font-size-complex="14pt" style:font-weight-complex="bold"/>
    </style:style>
    <style:style style:name="P28" style:family="paragraph" style:parent-style-name="Text_20_body">
      <style:text-properties officeooo:paragraph-rsid="0017336d"/>
    </style:style>
    <style:style style:name="P29" style:family="paragraph" style:parent-style-name="Heading_20_1">
      <style:text-properties officeooo:rsid="00087287" officeooo:paragraph-rsid="0015778f"/>
    </style:style>
    <style:style style:name="T1" style:family="text">
      <style:text-properties officeooo:rsid="003d3f09"/>
    </style:style>
    <style:style style:name="T2" style:family="text">
      <style:text-properties officeooo:rsid="00342445"/>
    </style:style>
    <style:style style:name="T3" style:family="text">
      <style:text-properties officeooo:rsid="0042d766"/>
    </style:style>
    <style:style style:name="T4" style:family="text">
      <style:text-properties officeooo:rsid="00482767"/>
    </style:style>
    <style:style style:name="T5" style:family="text">
      <style:text-properties officeooo:rsid="00386b0b"/>
    </style:style>
    <style:style style:name="T6" style:family="text">
      <style:text-properties officeooo:rsid="004f2601"/>
    </style:style>
    <style:style style:name="T7" style:family="text">
      <style:text-properties officeooo:rsid="002df212"/>
    </style:style>
    <style:style style:name="T8" style:family="text">
      <style:text-properties officeooo:rsid="005857e0"/>
    </style:style>
    <style:style style:name="T9" style:family="text">
      <style:text-properties officeooo:rsid="005ddd22"/>
    </style:style>
    <style:style style:name="T10" style:family="text">
      <style:text-properties officeooo:rsid="005eb251"/>
    </style:style>
    <style:style style:name="T11" style:family="text">
      <style:text-properties officeooo:rsid="005fbb7f"/>
    </style:style>
    <style:style style:name="T12" style:family="text">
      <style:text-properties officeooo:rsid="00526362"/>
    </style:style>
    <style:style style:name="T13" style:family="text">
      <style:text-properties officeooo:rsid="00615b1b"/>
    </style:style>
    <style:style style:name="T14" style:family="text">
      <style:text-properties officeooo:rsid="0061fc25"/>
    </style:style>
    <style:style style:name="T15" style:family="text">
      <style:text-properties officeooo:rsid="0066ae1e"/>
    </style:style>
    <style:style style:name="T16" style:family="text">
      <style:text-properties officeooo:rsid="0072ba17"/>
    </style:style>
    <style:style style:name="T17" style:family="text">
      <style:text-properties officeooo:rsid="006d0d06"/>
    </style:style>
    <style:style style:name="T18" style:family="text">
      <style:text-properties officeooo:rsid="0068f4db"/>
    </style:style>
    <style:style style:name="T19" style:family="text">
      <style:text-properties officeooo:rsid="006e72d4"/>
    </style:style>
    <style:style style:name="T20" style:family="text">
      <style:text-properties officeooo:rsid="001acd1e"/>
    </style:style>
    <style:style style:name="T21" style:family="text">
      <style:text-properties officeooo:rsid="001ce043"/>
    </style:style>
    <style:style style:name="T22" style:family="text">
      <style:text-properties officeooo:rsid="00206a72"/>
    </style:style>
    <style:style style:name="T23" style:family="text">
      <style:text-properties fo:font-weight="bold" style:font-weight-asian="bold" style:font-weight-complex="bold"/>
    </style:style>
    <style:style style:name="T24" style:family="text">
      <style:text-properties fo:font-weight="bold" officeooo:rsid="0042d766" style:font-weight-asian="bold" style:font-weight-complex="bold"/>
    </style:style>
    <style:style style:name="T25" style:family="text">
      <style:text-properties fo:font-weight="bold" officeooo:rsid="004bea32" style:font-weight-asian="bold" style:font-weight-complex="bold"/>
    </style:style>
    <style:style style:name="T26" style:family="text">
      <style:text-properties fo:font-weight="bold" officeooo:rsid="00342445" style:font-weight-asian="bold" style:font-weight-complex="bold"/>
    </style:style>
    <style:style style:name="T27" style:family="text">
      <style:text-properties fo:font-weight="bold" officeooo:rsid="004490e8" style:font-weight-asian="bold" style:font-weight-complex="bold"/>
    </style:style>
    <style:style style:name="T28" style:family="text">
      <style:text-properties fo:font-weight="bold" officeooo:rsid="00480b9d" style:font-weight-asian="bold" style:font-weight-complex="bold"/>
    </style:style>
    <style:style style:name="T29" style:family="text">
      <style:text-properties fo:font-weight="bold" officeooo:rsid="004aba5c" style:font-weight-asian="bold" style:font-weight-complex="bold"/>
    </style:style>
    <style:style style:name="T30" style:family="text">
      <style:text-properties fo:background-color="transparent" loext:char-shading-value="0"/>
    </style:style>
    <style:style style:name="T31" style:family="text">
      <style:text-properties officeooo:rsid="000fb57f" fo:background-color="transparent" loext:char-shading-value="0"/>
    </style:style>
    <style:style style:name="T32" style:family="text">
      <style:text-properties officeooo:rsid="00206a72" fo:background-color="transparent" loext:char-shading-value="0"/>
    </style:style>
    <style:style style:name="T33" style:family="text">
      <style:text-properties officeooo:rsid="002bf5f3"/>
    </style:style>
    <style:style style:name="T34" style:family="text">
      <style:text-properties officeooo:rsid="0030535b"/>
    </style:style>
    <style:style style:name="T35" style:family="text">
      <style:text-properties officeooo:rsid="00314a8a"/>
    </style:style>
    <style:style style:name="T36" style:family="text">
      <style:text-properties officeooo:rsid="0032ed8f"/>
    </style:style>
    <style:style style:name="T37" style:family="text">
      <style:text-properties officeooo:rsid="004bea32"/>
    </style:style>
    <style:style style:name="T38" style:family="text">
      <style:text-properties officeooo:rsid="003766c4"/>
    </style:style>
    <style:style style:name="T39" style:family="text">
      <style:text-properties officeooo:rsid="00393fe4"/>
    </style:style>
    <style:style style:name="T40" style:family="text">
      <style:text-properties officeooo:rsid="003abd4f"/>
    </style:style>
    <style:style style:name="T41" style:family="text">
      <style:text-properties officeooo:rsid="003b7f6c"/>
    </style:style>
    <style:style style:name="T42" style:family="text">
      <style:text-properties officeooo:rsid="003d8a5e"/>
    </style:style>
    <style:style style:name="T43" style:family="text">
      <style:text-properties officeooo:rsid="003fba51"/>
    </style:style>
    <style:style style:name="T44" style:family="text">
      <style:text-properties fo:font-weight="normal" officeooo:rsid="00464a5c" style:font-weight-asian="normal" style:font-weight-complex="normal"/>
    </style:style>
    <style:style style:name="T45" style:family="text">
      <style:text-properties fo:font-weight="normal" officeooo:rsid="00497e75" style:font-weight-asian="normal" style:font-weight-complex="normal"/>
    </style:style>
    <style:style style:name="T46" style:family="text">
      <style:text-properties fo:font-weight="normal" officeooo:rsid="004cefc3" style:font-weight-asian="normal" style:font-weight-complex="normal"/>
    </style:style>
    <style:style style:name="T47" style:family="text">
      <style:text-properties officeooo:rsid="004cc3a4"/>
    </style:style>
    <style:style style:name="T48" style:family="text">
      <style:text-properties officeooo:rsid="004d37d4"/>
    </style:style>
    <style:style style:name="T49" style:family="text">
      <style:text-properties officeooo:rsid="004f1fca"/>
    </style:style>
    <style:style style:name="T50" style:family="text">
      <style:text-properties officeooo:rsid="0052708f"/>
    </style:style>
    <style:style style:name="T51" style:family="text">
      <style:text-properties fo:background-color="#fff200" loext:char-shading-value="0"/>
    </style:style>
    <style:style style:name="T52" style:family="text">
      <style:text-properties officeooo:rsid="0053901b"/>
    </style:style>
    <style:style style:name="T53" style:family="text">
      <style:text-properties officeooo:rsid="00547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text:span text:style-name="T20">d</text:span>ucción</text:h>
      <text:p text:style-name="P1"/>
      <text:p text:style-name="P2"><text:span text:style-name="T23">1)</text:span> Buen día, mi nombre es Diego Schell y junto con Francisco Nemiña somos los responsables del curso <text:span text:style-name="T1">Nivel 1 Introduccion a la teledeteccion </text:span>en el marco de la Unidad de Educación y Formación Masiva de la CONAE. </text:p>
      <text:p text:style-name="P2"><text:span text:style-name="T26">2</text:span><text:span text:style-name="T23">)</text:span> El objetivo de este curso <text:span text:style-name="T2">es abordar de manera simple los fundamentos teórico-prácticos de teledetección para aquellos que nunca tuvieron contacto con esta disciplina haciendo incapie en sus aplicaciones.</text:span></text:p>
      <text:p text:style-name="P22"><text:span text:style-name="T26">3)</text:span><text:span text:style-name="T2"> Empezaremos entonces definiendo que la teledetección es la c</text:span>apacidad de obtener información de un objeto o fenómeno sin estar en contacto directo con él.<text:span text:style-name="T47"> Esta definición no es la única pero a fines prácticos nos quedaremos con ella. Veamos algunos ejemplos: el uso de una cámara fotográfica para obtener una imagen, un radar meteorológico para detectar nubes o nuestra propia visión.</text:span></text:p>
      <text:p text:style-name="P3"><text:span text:style-name="T23">4) </text:span><text:span text:style-name="T44">Para obtener información a distancia </text:span><text:span text:style-name="T46">necesitaremos entonces </text:span><text:span text:style-name="T45">un sistema de adquisición con</text:span><text:span text:style-name="T44"> dos componentes: </text:span></text:p>
      <text:p text:style-name="P3"><text:span text:style-name="T24">El Sensor. </text:span><text:span text:style-name="T29">Que es el </text:span><text:span text:style-name="T28">I</text:span>nstrumentro electrónico que posee detectores que sensibles <text:span text:style-name="T3">la radiancia, es decir la cantidad de luz que llega al sensor </text:span>y <text:span text:style-name="T3">a su vez es </text:span>traducida a una señal electrónica. </text:p>
      <text:p text:style-name="P3"><text:span text:style-name="T27">La </text:span><text:span text:style-name="T24">plataforma </text:span><text:span text:style-name="T29">que es un</text:span><text:span text:style-name="T3"> Conjunto de intrumentos que llevan el sensor y hacen posible la adquisición. Pueden ser: Avion, satelite, dron, globo aerostático. A fines prácticos en este curso nos referiremos a plataformas satelitales.</text:span></text:p>
      <text:p text:style-name="P4"/>
      <text:p text:style-name="P5"><text:span text:style-name="T23">5)</text:span> <text:span text:style-name="T22">Asimismo l</text:span>os sistemas de adquisición pueden ser: Pasivos <text:span text:style-name="T22">o Activos. </text:span>E<text:span text:style-name="T22">n los sistemas </text:span>pasivos una fuente <text:span text:style-name="T22">(en este caso el SOL)</text:span> emite <text:span text:style-name="T50">un pulso de radiación electromagnética</text:span>, <text:span text:style-name="T52">la radiación interactúa</text:span><text:span text:style-name="T51"> </text:span>con la atmosfera y la superficie terrestre para luego reflejarse. El sensor recibe esa señal y la procesa. La plataforma posteriormente enviará esa señal a una estación terrestre para su descarga.</text:p>
      <text:p text:style-name="P6"><text:span text:style-name="T31">6</text:span><text:span text:style-name="T30">) En</text:span><text:span text:style-name="T32"> los sistemas activos, la fuenta de energía se encuentra en la misma plataforma, esta emite un pulso que interactua con la superficie y la misma plataforma un tiempo después, recibe y procesa la señal.</text:span></text:p>
      <text:p text:style-name="P23">En este curso trabajaremos con <text:span text:style-name="T48">sistemas</text:span> pasivos.</text:p>
      <text:p text:style-name="P25">Veamos ahora algunos ejemplos de sistemas de adquisición. </text:p>
      <text:p text:style-name="P26">Landsat 5 - TM</text:p>
      <text:p text:style-name="P7">Landsat es la mision. 5 el numero y TM (de la sigla tematic maper <text:s/>en inglés) es el instrumento. <text:span text:style-name="T53">En las misiones satelitales, se </text:span>describe primero el nombre de la misión, <text:soft-page-break/>luego el número y por último el instrumento óptico, compuesto por el sensor y un arreglo de lentes. </text:p>
      <text:p text:style-name="P26">Landsat 7 – ETM</text:p>
      <text:p text:style-name="P7">Landsat es la mision. 7 el numero y ETM+ (de enchanced tematic maper) el instrumento óptico. En este caso el instrumento Enhanced Tematic Maper presenta una mejora con respecto al sensor TM ya que permite sensar en el infrarrojo térmico del espectro electromagnético. </text:p>
      <text:p text:style-name="P8">Otra característica destable de las plataformas satelitales, es que pueden llevar más de un instrumento. Por ejemplo Landsat 8 tiene una instrumento OLI (Operational Land Imager) y otro TIRS (Thermal Infrared Sensor) o la mision Sentinel 3A con 7 cámaras activas.</text:p>
      <text:p text:style-name="P24">Cabe destacar además que los programas satelitales que constan de varias misiones como <text:span text:style-name="T33">en caso de </text:span>Landsat, <text:span text:style-name="T41">al tener continuidad temporal, nos permiten realizar estudios a largo plazo. </text:span>Por ejemplo <text:span text:style-name="T4">Landsat 5, fue puesto en órbita en 1984 y siguió funcionando hasta 2011 en tanto que <text:s/>Landsat 7 fue puesto en orbita en 1999 y se encuentra aun funcionando con algunas fallas de adquisicion en tanto que la mision Landsat 8 fué puesta en órbita en 2013 y en 2019 funciona normalmente.</text:span></text:p>
      <text:p text:style-name="P27">Veamos otros ejemplos</text:p>
      <text:p text:style-name="P9"><text:span text:style-name="T35">La plataforma </text:span>TERRA – Con<text:span text:style-name="T34"> cinco instrumentos. </text:span>MODIS, ASTER, <text:span text:style-name="T34">CERES, MISR, MOPITT.</text:span></text:p>
      <text:p text:style-name="P9"><text:span text:style-name="T36">La plataforma </text:span>AQUA – MODIS, AIRS, AMSU, CERES, AMSR-E, HSB <text:span text:style-name="T36">que comparte con TERRA los instrumentos MODIS Y CERES.</text:span></text:p>
      <text:p text:style-name="P9">Sentinel 2A - MSI</text:p>
      <text:p text:style-name="P9">Sentinel 2B - MSI</text:p>
      <text:p text:style-name="P10">La mision sentinel 2A fue puesta en orbita en 2015 en tanto que sentinel 2B en 2017. Ambos sistemas son idénticos y <text:span text:style-name="T49">al lanzar dos</text:span> misiones se reduce a la mitad el tiempo de revisita y como mencionamos anteriormente Sentinel 3A con 7 instrumentos. </text:p>
      <text:p text:style-name="P10">Estos son sólo algunos ejemplos y cientos de plataformas satelitales con diferentes objetivos y funciones.</text:p>
      <text:p text:style-name="P11"><text:span text:style-name="T25">15)</text:span><text:span text:style-name="T37"> Por otro lado, los sistemas de adquisición pueden clasificarse por el tipo de órbita. Qué es una orbita?</text:span></text:p>
      <text:p text:style-name="P11">Una órbita es el camino que recorre un cuerpo en el espacio. Las dos más importantes en teledetección <text:span text:style-name="T38">son las polares y geoestacionarias. </text:span></text:p>
      <text:p text:style-name="P12"><text:span text:style-name="T38">En la órbita polar el satélite pasa por los polos o cerca de ellos y tardan en promedio 100 minutos en completar una </text:span>vuelta.<text:span text:style-name="T38">Las orbitas polares son en general Heliosincrónicas, </text:span>es decir <text:span text:style-name="T38">que el satelite pasa</text:span> sobr<text:span text:style-name="T38">e</text:span> una determinada latitud en <text:soft-page-break/>sincronía con el sol. De este modo, nos <text:span text:style-name="T38">se asegura</text:span> que el objeto en el terreno esté iluminado<text:span text:style-name="T5">. </text:span>Las orbitas polares se encuentran entre los 300 y 1500 km de altitud. </text:p>
      <text:p text:style-name="P12"><text:span text:style-name="T39">En cambio, l</text:span>os satelites geoestacionari<text:span text:style-name="T39">os</text:span> orbitan <text:span text:style-name="T39">en el mismo sentido de rotacion y velocidad angular que la tierra</text:span> y se sitúan sobre el ecuador a 36000 km aproximadamente. <text:s/>De ese modo, el área de cobertura es siempre la misma. <text:span text:style-name="T40">Un </text:span>observador terrestre lo vería como un punto fijo en el cielo.</text:p>
      <text:p text:style-name="P13">18) <text:s/><text:span text:style-name="T21">Hablaremos ahora del concepto de resolución espacial. Definiremos resolucion espacial como la capacidad del sensor para distinguir objetos en el terreno.</text:span></text:p>
      <text:p text:style-name="P11"><text:span text:style-name="T6">19) Ahora bien. Cómo definimos objetos en el terreno desde el espacio? Para eso introduciremos dos parámetros. El FOV (Field of View en inglés) o campo de vision, <text:s/>Que es</text:span> ángulo <text:span text:style-name="T42">con respecto a la superficie terrestre</text:span> a través del cual un sensor puede detectar la radiación electromagnétic<text:span text:style-name="T7">a. Dependera del tamano del sensor y el arreglo de lentes. Su proyeccion en el terreno será el ancho de barrido y nos dará una idea de la extensión total que puede tener una imagen satelital.</text:span></text:p>
      <text:p text:style-name="P14">20) Otro parámetro a definir es el IFOV (Instant Field of View) que es el angulo sólido en el cual un detector del sensor es sensible a radiacion electromagnética. Junto con la altura de la plataforma satelital, definirán la resolución espacial. Es decir, cuál es la superficie mínima que puede medir el sensor.</text:p>
      <text:p text:style-name="P14">2<text:span text:style-name="T8">3</text:span>) En <text:s/>este ejemplo vemos que la resolucion proyectada en el terreno a partir del IFOV abarca dos casas, por lo tanto observaremos que la informacion de esa superficie sera sintetizada en un una unica celda.</text:p>
      <text:p text:style-name="P14">2<text:span text:style-name="T8">4</text:span>) En el siguiente ejemplo observamos que la resolucion proyectada abarca una casa. Es decir, resuelve mejor que en el ejemplo anterior.</text:p>
      <text:p text:style-name="P14">2<text:span text:style-name="T8">5</text:span>) Por último observamos que la resolucion proyectada una parte de la casa. Es decir, resuelve mejor que en los ejemplos anteriores.</text:p>
      <text:p text:style-name="P14">22 bis) Veamos un ejemplo para entender este concepto. Supongamos que tenemos dos techos identicos rodeados de un material uniforme. Insertar explicacion.</text:p>
      <text:p text:style-name="P15">26) <text:span text:style-name="T9">Veamos algunos ejemplos con imágenes satelitales. Esta corresponde a una zona de la triple frontera entre argentina, brasil y paraguay <text:s/>y tiene una resolución espacial de 10 m. En ella se puede observar a grandes rasgos los ríos, una zona urbana, cultivos y selva paranaense. Viendo con un poco de zoom sobre una parte de la imagen vemos rutas y caminos, las calles y manzanas en zonas urbanas.</text:span></text:p>
      <text:p text:style-name="P15">26) <text:span text:style-name="T9">Si observamos ahora esta imagen con 30m de resoluci[on espacial, vemos que se siguen observando claramente ríos, una zona urbana, cultivos y selva paranaense. Si hacemos zoom sobre una parte de la imagen aún identificamos algunas rutas y caminos, pero empezamos a perder detalle de las calles y manzanas en zonas urbanas.</text:span></text:p>
      <text:p text:style-name="P15"/>
      <text:p text:style-name="P15"><text:soft-page-break/>2<text:span text:style-name="T10">7</text:span>) <text:span text:style-name="T10">En esta imagen de 90m de resolucion espacial, vemos que se siguen observando ríos, una zona urbana, cultivos y selva paranaense. Pero ya no se puede observar claramente rutas, caminos y las manzanas en zonas urbanas. I</text:span></text:p>
      <text:p text:style-name="P16">28) Con una resolucion espacial de 300m los limites entre los diferentes usos y coberturas se bastante difusos.</text:p>
      <text:p text:style-name="P16">29) Por último, con resolución espacial de 1000m. No se puede distinguir entre diferntes usos y coberturas a esa escala.</text:p>
      <text:p text:style-name="P16">30) Es importante mencionar que <text:span text:style-name="T43">una </text:span>resolucion espacial <text:span text:style-name="T43">no es buena o mala</text:span> en si misma, y todo dependerá del objeto de estudio. Por ejemplo si queremos analizar topologías urbanas, claramente una imagen con una resolución espacial de 90m no nos será útil, en cambio si vamos a analizar tasas de desmonte a escala regional, imagenes con resolución espacial de 90, 100 o 300 m serán de gran utiliadad, dado que a mayor resolución espacial estaríamos introduciendo más información de la que necesitamos y mayor poder de procesamiento computacional.</text:p>
      <text:p text:style-name="P17">3<text:span text:style-name="T10">0</text:span>) <text:span text:style-name="T11">Analizaremos ahora, el concepto de resolución temporal.</text:span></text:p>
      <text:p text:style-name="P17"><text:span text:style-name="T11">31) Definimos resolucion temporal como el tiempo de revisita, e</text:span>s decir, cada cuanto <text:span text:style-name="T12">sensa un satélite en determinada superficie.</text:span></text:p>
      <text:p text:style-name="P18">32) <text:s/><text:span text:style-name="T13">Veamos un ejemplo. </text:span>En esta secuencia temporal vemos como se desplaza el huracán María. <text:span text:style-name="T13">La secuencia está compuesta por nueve imagenes diarias adquiridas desde el 16 al 25 de septiembre correspondientes a la misióñ MODIS AQUA. En este caso la resolución temporal es de un dia. Nótese que a la velocidad que se desplaza el huracán. Si la resolucion temporal fuese de por ejemplo, 16 dias, no podriamos observar correctamente el desplazamiento ni hacer predicciones sobre el comportamiento del fenomeno.</text:span></text:p>
      <text:p text:style-name="P19">33-<text:span text:style-name="T14">36</text:span>) En este ejemplo de una secuencia temporal del lago san roque, observamos la aparición de una floración algal en el centro del mismo. La secuencia está compuesta por imagenes Sentinel 2A y se cuya resolución temporal es de 16 días. Se obser<text:span text:style-name="T14">va en el Oeste del lago la aparici[on de una floracion y posteriormente una menos intensa en el SE. Sin embargo, no es posible con esta secuencia caracterizar variaciones espaciales de la floracion ya que rápidamente se deja de observar. Por lo tanto para poder caracterizar con mayor detalle dichas variaciones, sería necesario utilizar imágenes con mayor resolución temporal. </text:span></text:p>
      <text:p text:style-name="P20">37) <text:span text:style-name="T15">Veamos el siguiente gráfico para darnos una idea de la relación entre aplicaciones y resolucion espacial y temporal.</text:span> En el eje x se observa la resolucion espacial <text:s/><text:span text:style-name="T16">en tanto que</text:span> en el eje y la resolucion temporal. <text:span text:style-name="T15">Las elipses y círculos muestran de manera cualitativa los rangos de funcion de las diferentes aplicaciones</text:span>. <text:s/><text:span text:style-name="T17">Por ejemplo si queremos analizar deslizamientos de tierra o una inundación en una zona urbana, precisaremos alta resolución espacial y temporal. Por el contrario, si vamos a realizar un estudio geológico a escala regional, podremos utilizar imagenes con baja </text:span><text:soft-page-break/><text:span text:style-name="T17">resolución espacial y temporal. Por lo tanto debemos conocer, o al menos tener algún indicio del comportamiento espacial y temporal del fenómeno a analizar.</text:span></text:p>
      <text:p text:style-name="P20"><text:span text:style-name="T16">Otro aspecto a tener en cuenta cuando encaramos un proyecto de teledeteccion, es que existe un compromiso entre resolucion espacial y temporal.</text:span> <text:span text:style-name="T18">Es decir que, a medida que aumenta la resolución espacial, disminuye la resolución temporal y viceversa.</text:span> <text:span text:style-name="T19">Estas restricciones están asociadas a la capacidad de adquisición, almacenamiento y procesamiento de los sistemas satelitales.</text:span></text:p>
      <text:p text:style-name="P21">Muchas gracias por su atención. Cualquier inquietud o consulta, no duden en volcarla en el foro correspondiente. En el próximo video veremos los fundamentos físicos de la teledetección.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31T09:39:30.068895337</meta:print-date>
    <dc:date>2019-01-31T09:38:55.465614724</dc:date>
    <meta:editing-duration>PT13H18M29S</meta:editing-duration>
    <meta:editing-cycles>36</meta:editing-cycles>
    <meta:generator>LibreOffice/6.0.6.2$Linux_X86_64 LibreOffice_project/00m0$Build-2</meta:generator>
    <meta:document-statistic meta:table-count="0" meta:image-count="0" meta:object-count="0" meta:page-count="5" meta:paragraph-count="48" meta:word-count="1769" meta:character-count="10826" meta:non-whitespace-character-count="9081"/>
  </office:meta>
</office:document-meta>
</file>